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fo:font-variant="normal" fo:text-transform="none" fo:color="#000000" style:font-name="monospace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o determine the minimum potential energy as a function of N, we fit the data for known values of N and potential energy (obtained from Wikipedia, but partially verified by simulation approaching the stated minima) to a quadratic curve, which had a correlation coefficient differing from unity by less than one part in ten billion for the available N, ranging from 2 to 470.</text:p>
      <text:p text:style-name="Standard"><text:tab/>This curve was of the form 6.3594969640041382E-02 * sqrt(N) – 5.5213813866389005E-01 * N^1.5 + 4.9998893897252450E-01 * N^2, with potential energy being calculated as <text:span text:style-name="T1">Σ</text:span><text:span text:style-name="T2">1/|r| for all unique pairs of nodes. <text:s/>From this, the tolerance could be calculated dynamically with N, and defined as some constant proportion above the minimum, rather than a constant amount.</text:span></text:p>
      <text:p text:style-name="P1"><text:tab/>We ran a grid search on the optimal parameters for N = 100. <text:s/>Our utility function was defined as U(net) = (minimumPotential – actualPotential) – (iterationParameter/100), and our search went from 0.1 to 3.0 in gamma with a resolution of 0.1, 0.0 to 2.0 in tolerance with a resolution of 0.1, and 10 to 200 in iterations with a resolution of 10. <text:s/>The results – optimal gamma, tolerance, and iterations of 2.8, 0.6, and 40 – were used as the initial point for a genetic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01:29</meta:creation-date>
    <dc:date>2013-06-13T16:13:53</dc:date>
    <meta:editing-duration>PT3M41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3" meta:word-count="204" meta:character-count="1215" meta:non-whitespace-character-count="1008"/>
  </office:meta>
</office:document-meta>
</file>